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{Needed, Expected, Useful}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1">(name of box in use case diagram)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1. Dungeon Master</text:p>
            <text:p text:style-name="P1">2. Co Dungeon Master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1183612380917686710" text:style-name="L1">
              <text:list-item>
                <text:p text:style-name="P3">Asdf</text:p>
              </text:list-item>
              <text:list-item>
                <text:p text:style-name="P3">asdf</text:p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4985420149021965131" text:style-name="L2">
              <text:list-item>
                <text:p text:style-name="P4">Asdf</text:p>
              </text:list-item>
              <text:list-item>
                <text:p text:style-name="P4">asdf</text:p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31T16:22:28.87</dc:date>
    <meta:editing-duration>PT35M30S</meta:editing-duration>
    <meta:editing-cycles>6</meta:editing-cycles>
    <meta:generator>OpenOffice/4.1.2$Win32 OpenOffice.org_project/412m3$Build-9782</meta:generator>
    <meta:document-statistic meta:table-count="1" meta:image-count="0" meta:object-count="0" meta:page-count="1" meta:paragraph-count="22" meta:word-count="45" meta:character-count="233"/>
    <dc:creator>Joseph Hardy</dc:creator>
  </office:meta>
</office:document-meta>
</file>